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organize the given code into separate `train.py`, `test.py`, and `main.py` files as per the instructions, we can refactor the code accordingly. Below are the revised files:</text:p>
      <text:p text:style-name="Standard"/>
      <text:p text:style-name="Standard">**train.py**:</text:p>
      <text:p text:style-name="Standard">```python</text:p>
      <text:p text:style-name="Standard">import numpy as np</text:p>
      <text:p text:style-name="Standard">import sys</text:p>
      <text:p text:style-name="Standard"/>
      <text:p text:style-name="Standard">def perceptron_train(X_train, y_train, learning_rate=0.1, num_epochs=100):</text:p>
      <text:p text:style-name="Standard"><text:s text:c="4"/>w = np.random.randn(X_train.shape[1]+1)</text:p>
      <text:p text:style-name="Standard"/>
      <text:p text:style-name="Standard"><text:s text:c="4"/>def f(X, w):</text:p>
      <text:p text:style-name="Standard"><text:s text:c="8"/>return np.dot(X, w[1:]) + w[0]</text:p>
      <text:p text:style-name="Standard"/>
      <text:p text:style-name="Standard"><text:s text:c="4"/>X_train_normalized = (X_train - np.mean(X_train, axis=0)) / np.std(X_train, axis=0)</text:p>
      <text:p text:style-name="Standard"/>
      <text:p text:style-name="Standard"><text:s text:c="4"/>for _ in range(num_epochs):</text:p>
      <text:p text:style-name="Standard"><text:s text:c="8"/>for x, y in zip(X_train_normalized, y_train):</text:p>
      <text:p text:style-name="Standard"><text:s text:c="12"/>y_pred = <text:s/>f(x, w)</text:p>
      <text:p text:style-name="Standard"><text:s text:c="12"/>if y_pred &gt;= 0:</text:p>
      <text:p text:style-name="Standard"><text:s text:c="16"/>y_pred = 1</text:p>
      <text:p text:style-name="Standard"><text:s text:c="12"/>else:</text:p>
      <text:p text:style-name="Standard"><text:s text:c="16"/>y_pred = 0</text:p>
      <text:p text:style-name="Standard"><text:s text:c="12"/>w[1:] += learning_rate * (y - y_pred) * x <text:s/># Update weights</text:p>
      <text:p text:style-name="Standard"><text:s text:c="12"/>w[0] += learning_rate * (y - y_pred) <text:s/># Update bias</text:p>
      <text:p text:style-name="Standard"><text:s text:c="4"/>return w</text:p>
      <text:p text:style-name="Standard"/>
      <text:p text:style-name="Standard">if __name__ == "__main__":</text:p>
      <text:p text:style-name="Standard"><text:s text:c="4"/>if len(sys.argv) != 2:</text:p>
      <text:p text:style-name="Standard"><text:s text:c="8"/>print("Usage: python train.py &lt;train.txt&gt;")</text:p>
      <text:p text:style-name="Standard"><text:s text:c="8"/>sys.exit(1)</text:p>
      <text:p text:style-name="Standard"/>
      <text:p text:style-name="Standard"><text:s text:c="4"/>train_file = sys.argv[1]</text:p>
      <text:p text:style-name="Standard"><text:s text:c="4"/>data = np.loadtxt(train_file)</text:p>
      <text:p text:style-name="Standard"><text:s text:c="4"/>X_train = data[:, 1:]</text:p>
      <text:p text:style-name="Standard"><text:s text:c="4"/>y_train = data[:, 0]</text:p>
      <text:p text:style-name="Standard"/>
      <text:p text:style-name="Standard"><text:s text:c="4"/>weights = perceptron_train(X_train, y_train)</text:p>
      <text:p text:style-name="Standard"><text:s text:c="4"/>np.save('weights.npy', weights)</text:p>
      <text:p text:style-name="Standard">```</text:p>
      <text:p text:style-name="Standard"/>
      <text:p text:style-name="Standard">**test.py**:</text:p>
      <text:p text:style-name="Standard">```python</text:p>
      <text:p text:style-name="Standard">import numpy as np</text:p>
      <text:p text:style-name="Standard">import sys</text:p>
      <text:p text:style-name="Standard"/>
      <text:p text:style-name="Standard">def perceptron_test(X_test, weights):</text:p>
      <text:p text:style-name="Standard"><text:s text:c="4"/>def f(X, w):</text:p>
      <text:p text:style-name="Standard"><text:s text:c="8"/>return np.dot(X, w[1:]) + w[0]</text:p>
      <text:p text:style-name="Standard"/>
      <text:p text:style-name="Standard"><text:s text:c="4"/>X_test_normalized = (X_test - np.mean(X_test, axis=0)) / np.std(X_test, axis=0)</text:p>
      <text:p text:style-name="Standard"><text:s text:c="4"/>y_pred = f(X_test_normalized, weights)</text:p>
      <text:p text:style-name="Standard"><text:soft-page-break/><text:s text:c="4"/>labels = np.where(y_pred &gt;= 0, 1, 0)</text:p>
      <text:p text:style-name="Standard"><text:s text:c="4"/>return labels</text:p>
      <text:p text:style-name="Standard"/>
      <text:p text:style-name="Standard">if __name__ == "__main__":</text:p>
      <text:p text:style-name="Standard"><text:s text:c="4"/>if len(sys.argv) != 2:</text:p>
      <text:p text:style-name="Standard"><text:s text:c="8"/>print("Usage: python test.py &lt;test.txt&gt;")</text:p>
      <text:p text:style-name="Standard"><text:s text:c="8"/>sys.exit(1)</text:p>
      <text:p text:style-name="Standard"/>
      <text:p text:style-name="Standard"><text:s text:c="4"/>test_file = sys.argv[1]</text:p>
      <text:p text:style-name="Standard"><text:s text:c="4"/>test_data = np.loadtxt(test_file)</text:p>
      <text:p text:style-name="Standard"><text:s text:c="4"/>X_test = test_data</text:p>
      <text:p text:style-name="Standard"/>
      <text:p text:style-name="Standard"><text:s text:c="4"/>weights = np.load('weights.npy')</text:p>
      <text:p text:style-name="Standard"><text:s text:c="4"/>predictions = perceptron_test(X_test, weights)</text:p>
      <text:p text:style-name="Standard"><text:s text:c="4"/>np.savetxt('predictions.txt', predictions, fmt='%d', delimiter=',')</text:p>
      <text:p text:style-name="Standard">```</text:p>
      <text:p text:style-name="Standard"/>
      <text:p text:style-name="Standard">**main.py**:</text:p>
      <text:p text:style-name="Standard">```python</text:p>
      <text:p text:style-name="Standard">import numpy as np</text:p>
      <text:p text:style-name="Standard">import sys</text:p>
      <text:p text:style-name="Standard"/>
      <text:p text:style-name="Standard">def accuracy(y_test, y_pred):</text:p>
      <text:p text:style-name="Standard"><text:s text:c="4"/>return np.sum(y_test == y_pred)/len(y_pred)</text:p>
      <text:p text:style-name="Standard"/>
      <text:p text:style-name="Standard">if __name__ == "__main__":</text:p>
      <text:p text:style-name="Standard"><text:s text:c="4"/>num_samples = 100</text:p>
      <text:p text:style-name="Standard"><text:s text:c="4"/>w = np.random.randn(5)</text:p>
      <text:p text:style-name="Standard"><text:s text:c="4"/>X = np.random.randint(-10, 10, size=(num_samples, 4))</text:p>
      <text:p text:style-name="Standard"/>
      <text:p text:style-name="Standard"><text:s text:c="4"/>y = np.where(np.dot(X, w[1:]) + w[0] &gt;= 0, 1, 0)</text:p>
      <text:p text:style-name="Standard"><text:s text:c="4"/>np.savetxt('data.txt', np.column_stack((X, y)), delimiter=' ', fmt='%d')</text:p>
      <text:p text:style-name="Standard"/>
      <text:p text:style-name="Standard"><text:s text:c="4"/># Training</text:p>
      <text:p text:style-name="Standard"><text:s text:c="4"/>!python train.py train.txt</text:p>
      <text:p text:style-name="Standard"/>
      <text:p text:style-name="Standard"><text:s text:c="4"/># Testing</text:p>
      <text:p text:style-name="Standard"><text:s text:c="4"/>!python test.py test.txt</text:p>
      <text:p text:style-name="Standard"/>
      <text:p text:style-name="Standard"><text:s text:c="4"/># Calculate Accuracy</text:p>
      <text:p text:style-name="Standard"><text:s text:c="4"/>data = np.loadtxt('data.txt')</text:p>
      <text:p text:style-name="Standard"><text:s text:c="4"/>y_data = data[:, -1]</text:p>
      <text:p text:style-name="Standard"/>
      <text:p text:style-name="Standard"><text:s text:c="4"/>test_data = np.loadtxt('test.txt')</text:p>
      <text:p text:style-name="Standard"><text:s text:c="4"/>y_test = test_data</text:p>
      <text:p text:style-name="Standard"/>
      <text:p text:style-name="Standard"><text:s text:c="4"/>predictions = np.loadtxt('predictions.txt', delimiter=',')</text:p>
      <text:p text:style-name="Standard"><text:s text:c="4"/>acc = accuracy(y_test, predictions)</text:p>
      <text:p text:style-name="Standard"/>
      <text:p text:style-name="Standard"><text:s text:c="4"/>print(f"Accuracy: {acc*100}%")</text:p>
      <text:p text:style-name="Standard">```</text:p>
      <text:p text:style-name="Standard"/>
      <text:p text:style-name="Standard"><text:soft-page-break/>Please make sure to have the `train.txt` and `test.txt` files ready before running `main.py`. You can modify the paths and filenames as need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21:11:57.752306483</meta:creation-date>
    <dc:date>2024-03-02T21:12:13.068980126</dc:date>
    <meta:editing-duration>PT17S</meta:editing-duration>
    <meta:editing-cycles>1</meta:editing-cycles>
    <meta:document-statistic meta:table-count="0" meta:image-count="0" meta:object-count="0" meta:page-count="3" meta:paragraph-count="79" meta:word-count="325" meta:character-count="2734" meta:non-whitespace-character-count="2169"/>
    <meta:generator>LibreOffice/7.3.7.2$Linux_X86_64 LibreOffice_project/30$Build-2</meta:generator>
  </office:meta>
</office:document-meta>
</file>